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MP0">
      <style:table-properties style:width="17.59cm" fo:margin-left="0cm" style:page-number="auto" table:align="left"/>
    </style:style>
    <style:style style:name="Tabla1.A" style:family="table-column">
      <style:table-column-properties style:column-width="9.204cm"/>
    </style:style>
    <style:style style:name="Tabla1.B" style:family="table-column">
      <style:table-column-properties style:column-width="7.295cm"/>
    </style:style>
    <style:style style:name="Tabla1.C" style:family="table-column">
      <style:table-column-properties style:column-width="1.09cm"/>
    </style:style>
    <style:style style:name="Tab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C1" style:family="table-cell">
      <style:table-cell-properties fo:padding="0.097cm" fo:border="0.25pt solid #000000" style:writing-mode="lr-tb"/>
    </style:style>
    <style:style style:name="Tab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.A7" style:family="table-cell">
      <style:table-cell-properties fo:background-color="#0099ff" fo:padding="0cm" fo:border-left="none" fo:border-right="none" fo:border-top="2.25pt solid #000080" fo:border-bottom="0.25pt solid #000080" style:writing-mode="lr-tb">
        <style:background-image/>
      </style:table-cell-properties>
    </style:style>
    <style:style style:name="Tabla1.A8" style:family="table-cell">
      <style:table-cell-properties fo:background-color="#99ccff" fo:padding="0cm" fo:border="none" style:writing-mode="lr-tb">
        <style:background-image/>
      </style:table-cell-properties>
    </style:style>
    <style:style style:name="Tabla2" style:family="table">
      <style:table-properties style:width="17.59cm" fo:margin-left="0cm" table:align="left"/>
    </style:style>
    <style:style style:name="Tabla2.A" style:family="table-column">
      <style:table-column-properties style:column-width="9.204cm"/>
    </style:style>
    <style:style style:name="Tabla2.B" style:family="table-column">
      <style:table-column-properties style:column-width="7.295cm"/>
    </style:style>
    <style:style style:name="Tabla2.C" style:family="table-column">
      <style:table-column-properties style:column-width="1.09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2" style:family="table-cell">
      <style:table-cell-properties fo:background-color="#bdd6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7" style:family="table-cell">
      <style:table-cell-properties fo:background-color="#bdd6e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able_20_Contents">
      <style:paragraph-properties fo:break-before="page"/>
    </style:style>
    <style:style style:name="P2" style:family="paragraph" style:parent-style-name="Table_20_Contents">
      <style:text-properties fo:color="#ffffff" style:font-name="Thorndale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color="#000000" style:font-name="Thorndale"/>
    </style:style>
    <style:style style:name="P4" style:family="paragraph" style:parent-style-name="Table_20_Contents">
      <style:text-properties fo:color="#000000" style:font-name="Thorndale" fo:background-color="#ffff00"/>
    </style:style>
    <style:style style:name="P5" style:family="paragraph" style:parent-style-name="Table_20_Contents">
      <style:text-properties fo:color="#000000" style:font-name="Thorndale" fo:language="en" fo:country="US"/>
    </style:style>
    <style:style style:name="P6" style:family="paragraph" style:parent-style-name="Table_20_Contents">
      <style:text-properties fo:color="#000000" style:font-name="Thorndale" officeooo:rsid="0007043a" officeooo:paragraph-rsid="0007043a"/>
    </style:style>
    <style:style style:name="P7" style:family="paragraph" style:parent-style-name="Table_20_Contents">
      <style:text-properties fo:color="#000000" style:font-name="Thorndale" officeooo:rsid="0009c940" officeooo:paragraph-rsid="0009c940"/>
    </style:style>
    <style:style style:name="P8" style:family="paragraph" style:parent-style-name="Table_20_Contents">
      <style:text-properties fo:color="#646464" style:font-name="Courier New" fo:font-size="10pt" style:letter-kerning="false" style:font-size-asian="10pt" style:font-name-complex="Courier New" style:font-size-complex="10pt" style:language-complex="ar" style:country-complex="SA"/>
    </style:style>
    <style:style style:name="P9" style:family="paragraph" style:parent-style-name="Table_20_Contents">
      <style:text-properties fo:color="#646464" style:font-name="Courier New" fo:font-size="10pt" officeooo:rsid="0007043a" officeooo:paragraph-rsid="0007043a" style:letter-kerning="false" style:font-size-asian="10pt" style:font-name-complex="Courier New" style:font-size-complex="10pt" style:language-complex="ar" style:country-complex="SA"/>
    </style:style>
    <style:style style:name="P10" style:family="paragraph" style:parent-style-name="Table_20_Contents">
      <style:text-properties fo:color="#646464" style:font-name="Courier New" fo:font-size="10pt" officeooo:rsid="0009c940" officeooo:paragraph-rsid="0007043a" style:letter-kerning="false" style:font-size-asian="10pt" style:font-name-complex="Courier New" style:font-size-complex="10pt" style:language-complex="ar" style:country-complex="SA"/>
    </style:style>
    <style:style style:name="P11" style:family="paragraph" style:parent-style-name="Standard">
      <style:text-properties fo:color="#000000" style:font-name="Thorndale"/>
    </style:style>
    <style:style style:name="P12" style:family="paragraph" style:parent-style-name="Standard">
      <style:text-properties fo:color="#000000" style:font-name="Thorndale" fo:background-color="#ffff00"/>
    </style:style>
    <style:style style:name="P13" style:family="paragraph" style:parent-style-name="Table_20_Contents">
      <style:text-properties fo:color="#646464" style:font-name="Courier New" fo:font-size="10pt" officeooo:rsid="000ae51a" officeooo:paragraph-rsid="000ae51a" style:letter-kerning="false" style:font-size-asian="10pt" style:font-name-complex="Courier New" style:font-size-complex="10pt" style:language-complex="ar" style:country-complex="SA"/>
    </style:style>
    <style:style style:name="P14" style:family="paragraph" style:parent-style-name="Table_20_Contents">
      <style:text-properties fo:color="#000000" style:font-name="Thorndale" officeooo:rsid="0007043a" officeooo:paragraph-rsid="0007043a"/>
    </style:style>
    <style:style style:name="P15" style:family="paragraph" style:parent-style-name="Table_20_Contents">
      <style:text-properties fo:color="#000000" style:font-name="Thorndale" officeooo:rsid="000ae51a" officeooo:paragraph-rsid="000ae51a"/>
    </style:style>
    <style:style style:name="T1" style:family="text">
      <style:text-properties fo:color="#646464" style:font-name="Courier New" fo:font-size="10pt" style:letter-kerning="false" style:font-size-asian="10pt" style:font-name-complex="Courier New" style:font-size-complex="10pt" style:language-complex="ar" style:country-complex="SA"/>
    </style:style>
    <style:style style:name="T2" style:family="text">
      <style:text-properties fo:color="#646464" style:font-name="Courier New" fo:font-size="10pt" officeooo:rsid="0005fbce" style:letter-kerning="false" style:font-size-asian="10pt" style:font-name-complex="Courier New" style:font-size-complex="10pt" style:language-complex="ar" style:country-complex="SA"/>
    </style:style>
    <style:style style:name="T3" style:family="text">
      <style:text-properties officeooo:rsid="000731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Dentro de un value=””</text:p>
          </table:table-cell>
          <table:table-cell table:style-name="Tabla1.A1" office:value-type="string">
            <text:p text:style-name="Table_20_Contents">Para colocar comillas se debe utilizar</text:p>
            <text:p text:style-name="Table_20_Contents">${fn:escapeXml(msgRecomposicionEnProceso)}</text:p>
          </table:table-cell>
          <table:table-cell table:style-name="Tabla1.C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Validar la naturaleza de los datos, para optimizarlos.</text:p>
          </table:table-cell>
          <table:table-cell table:style-name="Tabla1.A2" office:value-type="string">
            <text:p text:style-name="Table_20_Contents">Si es numero, validar si es entero o flotante o Double.</text:p>
            <text:p text:style-name="Table_20_Contents">Si es cadena <text:s text:c="2"/>la longitud máxima.</text:p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Validar que objeto de entrada recibe un servicio y que <text:s/>objeto de salida devuelve.</text:p>
          </table:table-cell>
          <table:table-cell table:style-name="Tabla1.A2" office:value-type="string">
            <text:p text:style-name="Table_20_Contents">Esto se puede ver en el soap ui. Si no sabemos cual es el request de una peticion se puede consultar en el admonpropiedades servicios davinci.</text:p>
            <text:p text:style-name="Table_20_Contents">Tambien se puede consultar el objeto en el ide con ctl+t y buscar los metodos set y get.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n el core <text:s/>todos los métodos al fallar deben lanzar <text:s/>una excepción.</text:p>
          </table:table-cell>
          <table:table-cell table:style-name="Tabla1.A2" office:value-type="string">
            <text:p text:style-name="Table_20_Contents">0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locar break en los for condicionados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Verificar el origen de los errores en el log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Table_20_Contents">Validar si los métodos devuelven excepciones</text:p>
          </table:table-cell>
          <table:table-cell table:style-name="Tabla1.A7" office:value-type="string">
            <text:p text:style-name="P2">La exception debe ser relanzada?</text:p>
            <text:p text:style-name="P2">El programa debe continuar?</text:p>
            <text:p text:style-name="P2">Se debe escribir en el log?</text:p>
            <text:p text:style-name="P2">Siempre se debe escribir el log.error</text:p>
            <text:p text:style-name="Table_20_Contents"/>
          </table:table-cell>
          <table:table-cell table:style-name="Tabla1.A7" office:value-type="string">
            <text:p text:style-name="Table_20_Contents">10</text:p>
          </table:table-cell>
        </table:table-row>
        <table:table-row>
          <table:table-cell table:style-name="Tabla1.A8" office:value-type="string">
            <text:p text:style-name="Table_20_Contents">Error copiar y pegar muy peligroso</text:p>
          </table:table-cell>
          <table:table-cell table:style-name="Tabla1.A8" office:value-type="string">
            <text:p text:style-name="Table_20_Contents"/>
          </table:table-cell>
          <table:table-cell table:style-name="Tabla1.A8" office:value-type="string">
            <text:p text:style-name="Table_20_Contents">10</text:p>
          </table:table-cell>
        </table:table-row>
        <table:table-row>
          <table:table-cell table:style-name="Tabla1.A8" office:value-type="string">
            <text:p text:style-name="Table_20_Contents">Se creo admonPropiedad nueva?</text:p>
          </table:table-cell>
          <table:table-cell table:style-name="Tabla1.A8" office:value-type="string">
            <text:p text:style-name="Table_20_Contents">Borrar cache</text:p>
            <text:p text:style-name="Table_20_Contents">validar asignacion en el java</text:p>
            <text:p text:style-name="Table_20_Contents">Validar asignacion en el js</text:p>
            <text:p text:style-name="Table_20_Contents">validar referencia en el jsp</text:p>
          </table:table-cell>
          <table:table-cell table:style-name="Tabla1.A8" office:value-type="string">
            <text:p text:style-name="Table_20_Contents">10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>Probar la aplicación antes de ejecutar el programa</text:p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>10</text:p>
          </table:table-cell>
        </table:table-row>
        <table:table-row>
          <table:table-cell table:style-name="Tabla2.A1" office:value-type="string">
            <text:p text:style-name="P11">Los datos se deben guardar en session</text:p>
          </table:table-cell>
          <table:table-cell table:style-name="Tabla2.A1" office:value-type="string">
            <text:p text:style-name="P3">Por ejemplo sessionAfiliado</text:p>
          </table:table-cell>
          <table:table-cell table:style-name="Tabla2.A1" office:value-type="string">
            <text:p text:style-name="P3">10</text:p>
          </table:table-cell>
        </table:table-row>
        <table:table-row>
          <table:table-cell table:style-name="Tabla2.A1" office:value-type="string">
            <text:p text:style-name="P11">No reutilizar variables sin validar todo su recorrido</text:p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>20</text:p>
          </table:table-cell>
        </table:table-row>
        <table:table-row>
          <table:table-cell table:style-name="Tabla2.A1" office:value-type="string">
            <text:p text:style-name="P11">Se sabe a donde va el submit</text:p>
          </table:table-cell>
          <table:table-cell table:style-name="Tabla2.A1" office:value-type="string">
            <text:p text:style-name="P3">A que metodo java envia, todas las peticiones se envian al controllador</text:p>
          </table:table-cell>
          <table:table-cell table:style-name="Tabla2.A1" office:value-type="string">
            <text:p text:style-name="P3">30</text:p>
          </table:table-cell>
        </table:table-row>
        <table:table-row>
          <table:table-cell table:style-name="Tabla2.A1" office:value-type="string">
            <text:p text:style-name="P11">Validar uno a uno el tipo y valor que recibe un servicio en cada uno de sus campos para ser invocado</text:p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>10</text:p>
          </table:table-cell>
        </table:table-row>
        <table:table-row>
          <table:table-cell table:style-name="Tabla2.A1" office:value-type="string">
            <text:p text:style-name="P11">Para comparar contra cadena vacia hay que hacer un trim antes y utilizar la funcion cadena equal y no =</text:p>
          </table:table-cell>
          <table:table-cell table:style-name="Tabla2.A1" office:value-type="string">
            <text:p text:style-name="P3">O en su defecto .noEmpty</text:p>
          </table:table-cell>
          <table:table-cell table:style-name="Tabla2.A1" office:value-type="string">
            <text:p text:style-name="P3">10</text:p>
          </table:table-cell>
        </table:table-row>
        <table:table-row>
          <table:table-cell table:style-name="Tabla2.A1" office:value-type="string">
            <text:p text:style-name="P11">El XML esta completo para realizar el request al ws</text:p>
          </table:table-cell>
          <table:table-cell table:style-name="Tabla2.A1" office:value-type="string">
            <text:p text:style-name="P3">Esto se valida verificando que se setea <text:s/>todas las propiedades requeridas al objeto que se envia al ws</text:p>
          </table:table-cell>
          <table:table-cell table:style-name="Tabla2.A1" office:value-type="string">
            <text:p text:style-name="P3">10</text:p>
          </table:table-cell>
        </table:table-row>
        <table:table-row>
          <table:table-cell table:style-name="Tabla2.A1" office:value-type="string">
            <text:p text:style-name="P12">Hacer la prueba de escritorio</text:p>
          </table:table-cell>
          <table:table-cell table:style-name="Tabla2.A1" office:value-type="string">
            <text:p text:style-name="P4">Hacer seguimiento a todas las variables</text:p>
          </table:table-cell>
          <table:table-cell table:style-name="Tabla2.A1" office:value-type="string">
            <text:p text:style-name="P4">100</text:p>
          </table:table-cell>
        </table:table-row>
        <text:soft-page-break/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>Validar el pom contra nexus y validar que todos los servicios esten actualizados</text:p>
          </table:table-cell>
          <table:table-cell table:style-name="Tabla2.A1" office:value-type="string">
            <text:p text:style-name="P3">Validar contra el head.</text:p>
          </table:table-cell>
          <table:table-cell table:style-name="Tabla2.A1" office:value-type="string">
            <text:p text:style-name="P3">40</text:p>
          </table:table-cell>
        </table:table-row>
        <table:table-row>
          <table:table-cell table:style-name="Tabla2.A12" office:value-type="string">
            <text:p text:style-name="P3">No colocar textos direcatemen con vairables de java con JSTL</text:p>
          </table:table-cell>
          <table:table-cell table:style-name="Tabla2.A12" office:value-type="string">
            <text:p text:style-name="P3">También colocar esos datos en hidden input para ver si traen valores.</text:p>
          </table:table-cell>
          <table:table-cell table:style-name="Tabla2.A12" office:value-type="string">
            <text:p text:style-name="P3">50</text:p>
          </table:table-cell>
        </table:table-row>
        <table:table-row>
          <table:table-cell table:style-name="Tabla2.A12" office:value-type="string">
            <text:p text:style-name="P3">Hacer el recorrido logico desde el controller hasta la vista</text:p>
          </table:table-cell>
          <table:table-cell table:style-name="Tabla2.A12" office:value-type="string">
            <text:p text:style-name="P3">Es decir validar donde inicia la aplicación por que controller helper etc pasa para mostrar la primera vista</text:p>
          </table:table-cell>
          <table:table-cell table:style-name="Tabla2.A12" office:value-type="string">
            <text:p text:style-name="P3">50</text:p>
          </table:table-cell>
        </table:table-row>
        <table:table-row>
          <table:table-cell table:style-name="Tabla2.A12" office:value-type="string">
            <text:p text:style-name="P3">Validar que todos los parametros de una funcion se utilicen o al menos validar cual se utiliza</text:p>
          </table:table-cell>
          <table:table-cell table:style-name="Tabla2.A12" office:value-type="string">
            <text:p text:style-name="P3"/>
          </table:table-cell>
          <table:table-cell table:style-name="Tabla2.A12" office:value-type="string">
            <text:p text:style-name="P3">50</text:p>
          </table:table-cell>
        </table:table-row>
        <table:table-row>
          <table:table-cell table:style-name="Tabla2.A12" office:value-type="string">
            <text:p text:style-name="P3">Validar si un parametro se setea con request.getPortletSession().setAttribute</text:p>
            <text:p text:style-name="P3"/>
            <text:p text:style-name="P3">se debe recuperar con</text:p>
            <text:p text:style-name="P3">request.getPortletSession().getAttribute</text:p>
          </table:table-cell>
          <table:table-cell table:style-name="Tabla2.A12" office:value-type="string">
            <text:p text:style-name="P3">Además se debe eliminar de la sesión una vez utilizado si así <text:s/>lo requiere.</text:p>
          </table:table-cell>
          <table:table-cell table:style-name="Tabla2.A12" office:value-type="string">
            <text:p text:style-name="P3">50</text:p>
          </table:table-cell>
        </table:table-row>
        <table:table-row>
          <table:table-cell table:style-name="Tabla2.A12" office:value-type="string">
            <text:p text:style-name="P3">Validar nullPointer exception</text:p>
          </table:table-cell>
          <table:table-cell table:style-name="Tabla2.A12" office:value-type="string">
            <text:p text:style-name="P3"/>
          </table:table-cell>
          <table:table-cell table:style-name="Tabla2.A12" office:value-type="string">
            <text:p text:style-name="P3">80</text:p>
          </table:table-cell>
        </table:table-row>
        <table:table-row>
          <table:table-cell table:style-name="Tabla2.A12" office:value-type="string">
            <text:p text:style-name="P3">Cuando se oculten input´s en las jsp validar que no se esperen esos valores en el JAVA</text:p>
          </table:table-cell>
          <table:table-cell table:style-name="Tabla2.A12" office:value-type="string">
            <text:p text:style-name="P3">En AfiliacionAC se ocultaron varios campos y estos eran esperados en lógica java generando error</text:p>
          </table:table-cell>
          <table:table-cell table:style-name="Tabla2.A12" office:value-type="string">
            <text:p text:style-name="P3">60</text:p>
          </table:table-cell>
        </table:table-row>
        <table:table-row>
          <table:table-cell table:style-name="Tabla2.A12" office:value-type="string">
            <text:p text:style-name="P3">Validar todos los request.getParameter()</text:p>
          </table:table-cell>
          <table:table-cell table:style-name="Tabla2.A12" office:value-type="string">
            <text:p text:style-name="P3">Que el nombre corresponda con un input del formulario</text:p>
          </table:table-cell>
          <table:table-cell table:style-name="Tabla2.A12" office:value-type="string">
            <text:p text:style-name="P3">60</text:p>
          </table:table-cell>
        </table:table-row>
        <table:table-row>
          <table:table-cell table:style-name="Tabla2.A12" office:value-type="string">
            <text:p text:style-name="P3">Todos los porletparam esta presentes?</text:p>
          </table:table-cell>
          <table:table-cell table:style-name="Tabla2.A12" office:value-type="string">
            <text:p text:style-name="P3">Si la aplicación tiene la opción de volver al paso anterior, se debe agregar los portletParam, en los submit de los href</text:p>
          </table:table-cell>
          <table:table-cell table:style-name="Tabla2.A12" office:value-type="string">
            <text:p text:style-name="P3">60</text:p>
          </table:table-cell>
        </table:table-row>
        <table:table-row>
          <table:table-cell table:style-name="Tabla2.A12" office:value-type="string">
            <text:p text:style-name="P3">Todas las variables de objeto se deben inicializar con new Objecto o con autowired</text:p>
          </table:table-cell>
          <table:table-cell table:style-name="Tabla2.A12" office:value-type="string">
            <text:p text:style-name="P3"/>
          </table:table-cell>
          <table:table-cell table:style-name="Tabla2.A12" office:value-type="string">
            <text:p text:style-name="P3">60</text:p>
          </table:table-cell>
        </table:table-row>
        <table:table-row>
          <table:table-cell table:style-name="Tabla2.A12" office:value-type="string">
            <text:p text:style-name="Table_20_Contents"><text:span text:style-name="Fuente_20_de_20_párrafo_20_predeter."><text:span text:style-name="T1">Todo @RequestMapping debe estar precedido de un @Controller o algo que indique es un componente </text:span></text:span><text:span text:style-name="Fuente_20_de_20_párrafo_20_predeter."><text:span text:style-name="T2">o bean</text:span></text:span></text:p>
          </table:table-cell>
          <table:table-cell table:style-name="Tabla2.A12" office:value-type="string">
            <text:p text:style-name="P3"/>
          </table:table-cell>
          <table:table-cell table:style-name="Tabla2.A12" office:value-type="string">
            <text:p text:style-name="P3">60</text:p>
          </table:table-cell>
        </table:table-row>
        <table:table-row>
          <table:table-cell table:style-name="Tabla2.A12" office:value-type="string">
            <text:p text:style-name="P8">Ortografía</text:p>
          </table:table-cell>
          <table:table-cell table:style-name="Tabla2.A12" office:value-type="string">
            <text:p text:style-name="P3">Copiar y pegar en Word todas las palabras</text:p>
          </table:table-cell>
          <table:table-cell table:style-name="Tabla2.A12" office:value-type="string">
            <text:p text:style-name="P3">60</text:p>
            <text:p text:style-name="P3"/>
          </table:table-cell>
        </table:table-row>
        <table:table-row>
          <table:table-cell table:style-name="Tabla2.A12" office:value-type="string">
            <text:p text:style-name="P8">Diseño</text:p>
          </table:table-cell>
          <table:table-cell table:style-name="Tabla2.A12" office:value-type="string">
            <text:p text:style-name="P3">Validar la imagen esperada con la actual</text:p>
          </table:table-cell>
          <table:table-cell table:style-name="Tabla2.A12" office:value-type="string">
            <text:p text:style-name="P3">60</text:p>
          </table:table-cell>
        </table:table-row>
        <table:table-row>
          <table:table-cell table:style-name="Tabla2.A12" office:value-type="string">
            <text:p text:style-name="P8">Si dentro de una clase hay un auto-wired, esta clase no puede instanciarse con New Class, sino con auto-wired, para que los auto-wired internos también se inicializan</text:p>
          </table:table-cell>
          <table:table-cell table:style-name="Tabla2.A12" office:value-type="string">
            <text:p text:style-name="P5">Public class Ejemplo {</text:p>
            <text:p text:style-name="P5"/>
            <text:p text:style-name="P5">@uato-wire</text:p>
            <text:p text:style-name="P5">Private class</text:p>
            <text:p text:style-name="P5"/>
            <text:p text:style-name="P3">}</text:p>
            <text:p text:style-name="P3"/>
            <text:p text:style-name="P3">Ejemplo e = new Ejemplo();</text:p>
            <text:p text:style-name="P3">Esto no se puede realizar</text:p>
          </table:table-cell>
          <table:table-cell table:style-name="Tabla2.A12" office:value-type="string">
            <text:p text:style-name="P3">60</text:p>
          </table:table-cell>
        </table:table-row>
        <table:table-row>
          <table:table-cell table:style-name="Tabla2.A12" office:value-type="string">
            <text:p text:style-name="P8">Crear plantilla de operación OST</text:p>
          </table:table-cell>
          <table:table-cell table:style-name="Tabla2.A12" office:value-type="string">
            <text:p text:style-name="P3">El usuario hace una acción, como debería responder el sistema.</text:p>
          </table:table-cell>
          <table:table-cell table:style-name="Tabla2.A12" office:value-type="string">
            <text:p text:style-name="P3">80</text:p>
          </table:table-cell>
        </table:table-row>
        <table:table-row>
          <table:table-cell table:style-name="Tabla2.A12" office:value-type="string">
            <text:p text:style-name="P8">Validar para el si y validar para el no</text:p>
          </table:table-cell>
          <table:table-cell table:style-name="Tabla2.A12" office:value-type="string">
            <text:p text:style-name="P3"/>
          </table:table-cell>
          <table:table-cell table:style-name="Tabla2.A12" office:value-type="string">
            <text:p text:style-name="P3">100</text:p>
          </table:table-cell>
        </table:table-row>
        <table:table-row>
          <table:table-cell table:style-name="Tabla2.A27" office:value-type="string">
            <text:p text:style-name="P9">Validar si todos los campos del formulario son obligatorios</text:p>
          </table:table-cell>
          <table:table-cell table:style-name="Tabla2.A27" office:value-type="string">
            <text:p text:style-name="P6">Y <text:s/>ajustar <text:span text:style-name="T3">lógica</text:span> java, para que no falle por <text:span text:style-name="T3">vació</text:span> o por null, es decir valores que se <text:span text:style-name="T3">esperar</text:span> <text:s/>y no llegan</text:p>
          </table:table-cell>
          <table:table-cell table:style-name="Tabla2.A27" office:value-type="string">
            <text:p text:style-name="P6">100</text:p>
          </table:table-cell>
        </table:table-row>
        <table:table-row>
          <table:table-cell table:style-name="Tabla2.A27" office:value-type="string">
            <text:p text:style-name="P10">Validar un null logico</text:p>
          </table:table-cell>
          <table:table-cell table:style-name="Tabla2.A27" office:value-type="string">
            <text:p text:style-name="P7">Es decir si hay un objeto.get(), validar si <text:soft-page-break/>almenos el objeto</text:p>
          </table:table-cell>
          <table:table-cell table:style-name="Tabla2.A27" office:value-type="string">
            <text:p text:style-name="P6"/>
          </table:table-cell>
        </table:table-row>
        <table:table-row>
          <table:table-cell table:style-name="Tabla2.A27" office:value-type="string">
            <text:p text:style-name="P13">Cuando existan admon-propeidades que tengan parametros como {0}, {1} colocar de esta forma para que funcione, en una sola linea</text:p>
          </table:table-cell>
          <table:table-cell table:style-name="Tabla2.A27" office:value-type="string">
            <text:p text:style-name="P15">MessageFormat.format(propiedades.getMsgIntroModalidadSeleccionada(), new Object[] { modalidadPension });</text:p>
          </table:table-cell>
          <table:table-cell table:style-name="Tabla2.A27" office:value-type="string">
            <text:p text:style-name="P6"/>
          </table:table-cell>
        </table:table-row>
      </table:table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dc:title/>
    <meta:creation-date>2017-01-23T10:08:00Z</meta:creation-date>
    <dc:date>2018-04-02T15:22:22.935000000</dc:date>
    <meta:editing-cycles>111</meta:editing-cycles>
    <meta:editing-duration>P1DT6H32M17S</meta:editing-duration>
    <meta:document-statistic meta:table-count="2" meta:image-count="0" meta:object-count="0" meta:page-count="3" meta:paragraph-count="106" meta:word-count="709" meta:character-count="4134" meta:non-whitespace-character-count="3519"/>
    <meta:template xlink:type="simple" xlink:actuate="onRequest" xlink:title="" xlink:href="Normal.dotm"/>
  </office:meta>
</office:document-meta>
</file>